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8069in" style:rel-column-width="17692*"/>
    </style:style>
    <style:style style:name="Table2.B" style:family="table-column">
      <style:table-column-properties style:column-width="2.6549in" style:rel-column-width="25995*"/>
    </style:style>
    <style:style style:name="Table2.C" style:family="table-column">
      <style:table-column-properties style:column-width="2.2313in" style:rel-column-width="2184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fe7d" officeooo:paragraph-rsid="000bfe7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bfe7d" officeooo:paragraph-rsid="000bfe7d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bfe7d" officeooo:paragraph-rsid="000cdc6c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cdc6c" officeooo:paragraph-rsid="000cdc6c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bfe7d" officeooo:paragraph-rsid="000bfe7d" style:font-size-asian="11.3500003814697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font-size="13pt" officeooo:paragraph-rsid="000cdc6c" style:font-size-asian="11.3500003814697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pt" officeooo:rsid="000bfe7d" officeooo:paragraph-rsid="000bfe7d" style:font-size-asian="11.3500003814697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font-size="13pt" officeooo:rsid="000bfe7d" officeooo:paragraph-rsid="000cdc6c" style:font-size-asian="11.3500003814697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font-size="13pt" officeooo:rsid="000cd4cc" officeooo:paragraph-rsid="000cd4cc" style:font-size-asian="11.3500003814697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font-size="13pt" officeooo:rsid="000cd4cc" officeooo:paragraph-rsid="000cdc6c" style:font-size-asian="11.3500003814697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fo:font-size="13pt" officeooo:rsid="000cdc6c" officeooo:paragraph-rsid="000cdc6c" style:font-size-asian="11.3500003814697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0eb809" officeooo:paragraph-rsid="000eb809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0f2dbb" officeooo:paragraph-rsid="000f2dbb" style:font-size-asian="11.3500003814697pt" style:font-weight-asian="normal" style:font-size-complex="13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0f2dbb" officeooo:paragraph-rsid="000f2dbb" style:font-size-asian="11.3500003814697pt" style:font-size-complex="13pt"/>
    </style:style>
    <style:style style:name="T1" style:family="text">
      <style:text-properties officeooo:rsid="000cdc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DEO SOUND CARDS</text:p>
      <text:p text:style-name="P2">Actividad 4:</text:p>
      <text:p text:style-name="P5">Un conector DVI-D de una tarjeta gráfica envía una señal digital solamente, mientras que un conector DVI-I, lleva a la vez una señal analógico y una digital.</text:p>
      <text:p text:style-name="P5"/>
      <text:p text:style-name="P2">Actividad 5:</text:p>
      <table:table table:name="Table1" table:style-name="Table1">
        <table:table-column table:style-name="Table1.A"/>
        <table:table-column table:style-name="Table1.B"/>
        <table:table-row table:style-name="TableLine94520319737360">
          <table:table-cell table:style-name="Table1.A1" office:value-type="string">
            <text:p text:style-name="P8">Slot de placa</text:p>
          </table:table-cell>
          <table:table-cell table:style-name="Table1.B1" office:value-type="string">
            <text:p text:style-name="P12">PCI-Expressx16 3.0</text:p>
          </table:table-cell>
        </table:table-row>
        <table:table-row table:style-name="TableLine94520319764656">
          <table:table-cell table:style-name="Table1.A2" office:value-type="string">
            <text:p text:style-name="P8">GPU</text:p>
          </table:table-cell>
          <table:table-cell table:style-name="Table1.B2" office:value-type="string">
            <text:p text:style-name="P6">GEFORCE GTX 1080</text:p>
          </table:table-cell>
        </table:table-row>
        <table:table-row table:style-name="TableLine94520319818800">
          <table:table-cell table:style-name="Table1.A2" office:value-type="string">
            <text:p text:style-name="P8">Velocidad de GPU</text:p>
          </table:table-cell>
          <table:table-cell table:style-name="Table1.B2" office:value-type="string">
            <text:p text:style-name="P12">1607MHz</text:p>
          </table:table-cell>
        </table:table-row>
        <table:table-row table:style-name="TableLine94520319819456">
          <table:table-cell table:style-name="Table1.A2" office:value-type="string">
            <text:p text:style-name="P8">Memoria</text:p>
          </table:table-cell>
          <table:table-cell table:style-name="Table1.B2" office:value-type="string">
            <text:p text:style-name="P10">8GB</text:p>
          </table:table-cell>
        </table:table-row>
        <table:table-row table:style-name="TableLine94520319820272">
          <table:table-cell table:style-name="Table1.A2" office:value-type="string">
            <text:p text:style-name="P8">Bus o interfaces de memoria</text:p>
          </table:table-cell>
          <table:table-cell table:style-name="Table1.B2" office:value-type="string">
            <text:p text:style-name="P10">256-bit</text:p>
          </table:table-cell>
        </table:table-row>
        <table:table-row table:style-name="TableLine94520319821088">
          <table:table-cell table:style-name="Table1.A2" office:value-type="string">
            <text:p text:style-name="P8">Ancho de banda</text:p>
          </table:table-cell>
          <table:table-cell table:style-name="Table1.B2" office:value-type="string">
            <text:p text:style-name="P10">320[GBsec]</text:p>
          </table:table-cell>
        </table:table-row>
        <table:table-row table:style-name="TableLine94520319821856">
          <table:table-cell table:style-name="Table1.A2" office:value-type="string">
            <text:p text:style-name="P8">Interfaces</text:p>
          </table:table-cell>
          <table:table-cell table:style-name="Table1.B2" office:value-type="string">
            <text:p text:style-name="P6"/>
          </table:table-cell>
        </table:table-row>
        <table:table-row table:style-name="TableLine94520319822672">
          <table:table-cell table:style-name="Table1.A2" office:value-type="string">
            <text:p text:style-name="P8">Version Directx</text:p>
          </table:table-cell>
          <table:table-cell table:style-name="Table1.B2" office:value-type="string">
            <text:p text:style-name="P10">12 API with featyre level 12_1</text:p>
          </table:table-cell>
        </table:table-row>
        <table:table-row table:style-name="TableLine94520319823488">
          <table:table-cell table:style-name="Table1.A2" office:value-type="string">
            <text:p text:style-name="P8">Version OpenGL</text:p>
          </table:table-cell>
          <table:table-cell table:style-name="Table1.B2" office:value-type="string">
            <text:p text:style-name="P10">4.5</text:p>
          </table:table-cell>
        </table:table-row>
        <table:table-row table:style-name="TableLine94520319824496">
          <table:table-cell table:style-name="Table1.A2" office:value-type="string">
            <text:p text:style-name="P8">Resolucion maxima digital</text:p>
          </table:table-cell>
          <table:table-cell table:style-name="Table1.B2" office:value-type="string">
            <text:p text:style-name="P10">7680x4320</text:p>
          </table:table-cell>
        </table:table-row>
        <table:table-row table:style-name="TableLine94520319825312">
          <table:table-cell table:style-name="Table1.A2" office:value-type="string">
            <text:p text:style-name="P8">Potencia fuente alimentacion</text:p>
          </table:table-cell>
          <table:table-cell table:style-name="Table1.B2" office:value-type="string">
            <text:p text:style-name="P10">500W</text:p>
          </table:table-cell>
        </table:table-row>
        <table:table-row table:style-name="TableLine94520319826128">
          <table:table-cell table:style-name="Table1.A2" office:value-type="string">
            <text:p text:style-name="P8">Otras especificaciones…</text:p>
          </table:table-cell>
          <table:table-cell table:style-name="Table1.B2" office:value-type="string">
            <text:p text:style-name="P6"/>
          </table:table-cell>
        </table:table-row>
      </table:table>
      <text:p text:style-name="P2"/>
      <text:p text:style-name="P4">Actividad 8: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20319740560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>AMDRadeon HD 7970 Graphics</text:p>
          </table:table-cell>
          <table:table-cell table:style-name="Table2.C1" office:value-type="string">
            <text:p text:style-name="P12">NVIDIA GeForce GTX 590</text:p>
          </table:table-cell>
        </table:table-row>
        <table:table-row table:style-name="TableLine94520319864128">
          <table:table-cell table:style-name="Table2.A2" office:value-type="string">
            <text:p text:style-name="P9">Slot de placa</text:p>
          </table:table-cell>
          <table:table-cell table:style-name="Table2.A2" office:value-type="string">
            <text:p text:style-name="P12">PCI-Expressx16</text:p>
          </table:table-cell>
          <table:table-cell table:style-name="Table2.C2" office:value-type="string">
            <text:p text:style-name="P12">PCI-Expressx16</text:p>
          </table:table-cell>
        </table:table-row>
        <table:table-row table:style-name="TableLine94520319866256">
          <table:table-cell table:style-name="Table2.A2" office:value-type="string">
            <text:p text:style-name="P9">GPU</text:p>
          </table:table-cell>
          <table:table-cell table:style-name="Table2.A2" office:value-type="string">
            <text:p text:style-name="P12">Radeon HD 7970</text:p>
          </table:table-cell>
          <table:table-cell table:style-name="Table2.C2" office:value-type="string">
            <text:p text:style-name="P12">GF110-351-A1</text:p>
          </table:table-cell>
        </table:table-row>
        <table:table-row table:style-name="TableLine94520319867072">
          <table:table-cell table:style-name="Table2.A2" office:value-type="string">
            <text:p text:style-name="P9">Velocidad de GPU</text:p>
          </table:table-cell>
          <table:table-cell table:style-name="Table2.A2" office:value-type="string">
            <text:p text:style-name="P12">925MHz</text:p>
          </table:table-cell>
          <table:table-cell table:style-name="Table2.C2" office:value-type="string">
            <text:p text:style-name="P12">608MHz</text:p>
          </table:table-cell>
        </table:table-row>
        <table:table-row table:style-name="TableLine94520319868016">
          <table:table-cell table:style-name="Table2.A2" office:value-type="string">
            <text:p text:style-name="P9">Memoria</text:p>
          </table:table-cell>
          <table:table-cell table:style-name="Table2.A2" office:value-type="string">
            <text:p text:style-name="P11"><text:span text:style-name="T1">3</text:span>GB</text:p>
          </table:table-cell>
          <table:table-cell table:style-name="Table2.C2" office:value-type="string">
            <text:p text:style-name="P12">1.5GB</text:p>
          </table:table-cell>
        </table:table-row>
        <table:table-row table:style-name="TableLine94520319869072">
          <table:table-cell table:style-name="Table2.A2" office:value-type="string">
            <text:p text:style-name="P9">Bus o interfaces de memoria</text:p>
          </table:table-cell>
          <table:table-cell table:style-name="Table2.A2" office:value-type="string">
            <text:p text:style-name="P11"><text:span text:style-name="T1">384</text:span>-bit</text:p>
          </table:table-cell>
          <table:table-cell table:style-name="Table2.C2" office:value-type="string">
            <text:p text:style-name="P12">384-bit</text:p>
          </table:table-cell>
        </table:table-row>
        <table:table-row table:style-name="TableLine94520319870272">
          <table:table-cell table:style-name="Table2.A2" office:value-type="string">
            <text:p text:style-name="P9">Ancho de banda</text:p>
          </table:table-cell>
          <table:table-cell table:style-name="Table2.A2" office:value-type="string">
            <text:p text:style-name="P11"><text:span text:style-name="T1">264</text:span>[GBsec]</text:p>
          </table:table-cell>
          <table:table-cell table:style-name="Table2.C2" office:value-type="string">
            <text:p text:style-name="P12">144[GBsec]</text:p>
          </table:table-cell>
        </table:table-row>
        <table:table-row table:style-name="TableLine94520319871248">
          <table:table-cell table:style-name="Table2.A2" office:value-type="string">
            <text:p text:style-name="P9">Interfaces</text:p>
          </table:table-cell>
          <table:table-cell table:style-name="Table2.A2" office:value-type="string">
            <text:p text:style-name="P15">384 bit</text:p>
          </table:table-cell>
          <table:table-cell table:style-name="Table2.C2" office:value-type="string">
            <text:p text:style-name="P15">384 bit</text:p>
          </table:table-cell>
        </table:table-row>
        <table:table-row table:style-name="TableLine94520319872224">
          <table:table-cell table:style-name="Table2.A2" office:value-type="string">
            <text:p text:style-name="P9">Version Directx</text:p>
          </table:table-cell>
          <table:table-cell table:style-name="Table2.A2" office:value-type="string">
            <text:p text:style-name="P12">12(11_1)</text:p>
          </table:table-cell>
          <table:table-cell table:style-name="Table2.C2" office:value-type="string">
            <text:p text:style-name="P12">11</text:p>
          </table:table-cell>
        </table:table-row>
        <table:table-row table:style-name="TableLine94520319873120">
          <table:table-cell table:style-name="Table2.A2" office:value-type="string">
            <text:p text:style-name="P9">Version OpenGL</text:p>
          </table:table-cell>
          <table:table-cell table:style-name="Table2.A2" office:value-type="string">
            <text:p text:style-name="P11">4.<text:span text:style-name="T1">6</text:span></text:p>
          </table:table-cell>
          <table:table-cell table:style-name="Table2.C2" office:value-type="string">
            <text:p text:style-name="P12">4.5</text:p>
          </table:table-cell>
        </table:table-row>
        <table:table-row table:style-name="TableLine94520319874096">
          <table:table-cell table:style-name="Table2.A2" office:value-type="string">
            <text:p text:style-name="P9">Resolucion maxima digital</text:p>
          </table:table-cell>
          <table:table-cell table:style-name="Table2.A2" office:value-type="string">
            <text:p text:style-name="P12">3840x2160</text:p>
          </table:table-cell>
          <table:table-cell table:style-name="Table2.C2" office:value-type="string">
            <text:p text:style-name="P15">5760x1080</text:p>
          </table:table-cell>
        </table:table-row>
        <table:table-row table:style-name="TableLine94520319869808">
          <table:table-cell table:style-name="Table2.A2" office:value-type="string">
            <text:p text:style-name="P9">Potencia fuente alimentacion</text:p>
          </table:table-cell>
          <table:table-cell table:style-name="Table2.A2" office:value-type="string">
            <text:p text:style-name="P11"><text:span text:style-name="T1">250</text:span>W</text:p>
          </table:table-cell>
          <table:table-cell table:style-name="Table2.C2" office:value-type="string">
            <text:p text:style-name="P13">365W</text:p>
          </table:table-cell>
        </table:table-row>
        <table:table-row table:style-name="TableLine94520319875776">
          <table:table-cell table:style-name="Table2.A2" office:value-type="string">
            <text:p text:style-name="P9">Otras especificaciones…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</table:table>
      <text:p text:style-name="P14"><text:soft-page-break/>La tarjeta grafica AMD Radeon HD 7970 Graphics presenta mejores prestaciones que la NVIDIA, al tener mayor velocidad de GPU y menor potencia de fuente de alimentacion, a pesar de que la NVIDIA tienes una mayor resoluc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20:03:35.722750309</meta:creation-date>
    <dc:date>2021-11-17T13:29:52.586833261</dc:date>
    <meta:editing-duration>PT7M46S</meta:editing-duration>
    <meta:editing-cycles>2</meta:editing-cycles>
    <meta:generator>LibreOffice/7.2.2.2$Linux_X86_64 LibreOffice_project/20$Build-2</meta:generator>
    <meta:document-statistic meta:table-count="2" meta:image-count="0" meta:object-count="0" meta:page-count="2" meta:paragraph-count="64" meta:word-count="183" meta:character-count="1140" meta:non-whitespace-character-count="1021"/>
  </office:meta>
</office:document-meta>
</file>